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FFFFF" fo:font-size="13.5pt" style:font-size-asian="13.5pt" style:font-size-complex="13.5pt"/>
    </style:style>
    <style:style style:name="P4"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6"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7"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8"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9"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0"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2"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3"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4"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5"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6"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7"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8"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9"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0"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1"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2"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3"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4"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5"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6"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7"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8"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2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3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1"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3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3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4" style:parent-style-name="Normal" style:list-style-name="LFO1" style:family="paragraph">
      <style:paragraph-properties fo:border="0.0034in solid #E3E3E3" fo:padding-top="0in" fo:padding-left="0.0694in" fo:padding-bottom="0in" fo:padding-right="0in" style:shadow="none" fo:margin-bottom="0.0694in" fo:line-height="100%" fo:background-color="#171717"/>
    </style:style>
    <style:style style:name="T35"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3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p text:style-name="P1">2. Explain the purpose of comments in HTML and provide an example of how to use comments in an HTML document.</text:p>
      <text:p text:style-name="P2">Answer-<text:s/><text:span text:style-name="T3"><text:line-break/>In HTML, comments are used to include notes or reminders within the code that are not displayed in the browser. They are mainly meant for developers or anyone else who might read the code to understand its structure, purpose, or any important details. Comments are ignored by the browser when rendering the web page.</text:span></text:p>
      <text:p text:style-name="P4">Here's how you can use comments in an HTML document<text:s/></text:p>
      <text:p text:style-name="P5">&lt;!DOCTYPE html&gt;</text:p>
      <text:p text:style-name="P6">&lt;html lang="en"&gt;</text:p>
      <text:p text:style-name="P7">&lt;head&gt;</text:p>
      <text:p text:style-name="P8"><text:s text:c="4"/>&lt;meta charset="UTF-8"&gt;</text:p>
      <text:p text:style-name="P9"><text:s text:c="4"/>&lt;meta name="viewport" content="width=device-width, initial-scale=1.0"&gt;</text:p>
      <text:p text:style-name="P10"><text:s text:c="4"/>&lt;title&gt;Example HTML Document with Comments&lt;/title&gt;</text:p>
      <text:p text:style-name="P11">&lt;/head&gt;</text:p>
      <text:p text:style-name="P12">&lt;body&gt;</text:p>
      <text:p text:style-name="P13"><text:s text:c="4"/>&lt;!-- This is a comment --&gt;</text:p>
      <text:p text:style-name="P14"><text:s text:c="4"/>&lt;h1&gt;Welcome to my website&lt;/h1&gt;</text:p>
      <text:p text:style-name="P15"><text:s text:c="4"/></text:p>
      <text:p text:style-name="P16"><text:s text:c="4"/>&lt;p&gt;This is a paragraph of text.&lt;/p&gt;</text:p>
      <text:p text:style-name="P17"><text:s text:c="4"/></text:p>
      <text:p text:style-name="P18"><text:s text:c="4"/>&lt;!--<text:s/></text:p>
      <text:p text:style-name="P19"><text:s text:c="4"/>This is a multi-line comment.</text:p>
      <text:soft-page-break/>
      <text:p text:style-name="P20"><text:s text:c="4"/>It can span multiple lines.</text:p>
      <text:p text:style-name="P21"><text:s text:c="4"/>--&gt;</text:p>
      <text:p text:style-name="P22"><text:s text:c="4"/></text:p>
      <text:p text:style-name="P23"><text:s text:c="4"/>&lt;!--<text:s/></text:p>
      <text:p text:style-name="P24"><text:s text:c="4"/>&lt;p&gt;This paragraph is commented out and won't be displayed.&lt;/p&gt;</text:p>
      <text:p text:style-name="P25"><text:s text:c="4"/>--&gt;</text:p>
      <text:p text:style-name="P26">&lt;/body&gt;</text:p>
      <text:p text:style-name="P27">&lt;/html&gt;</text:p>
      <text:list text:style-name="LFO1" text:continue-numbering="true">
        <text:list-item>
          <text:p text:style-name="P28"><text:span text:style-name="T29">&lt;!-- This is a comment --&gt;</text:span><text:span text:style-name="T30"><text:s/>is a single-line comment.</text:span></text:p>
        </text:list-item>
        <text:list-item>
          <text:p text:style-name="P31"><text:span text:style-name="T32">&lt;!-- This is a multi-line comment. It can span multiple lines. --&gt;</text:span><text:span text:style-name="T33"><text:s/>is a multi-line comment.</text:span></text:p>
        </text:list-item>
        <text:list-item>
          <text:p text:style-name="P34"><text:span text:style-name="T35">&lt;!-- &lt;p&gt;This paragraph is commented out and won't be displayed.&lt;/p&gt; --&gt;</text:span><text:span text:style-name="T36"><text:s/>is an example of commenting out HTML code, which means the enclosed HTML will be ignored by the browser.</text:span></text:p>
        </text:list-item>
      </text:list>
      <text:p text:style-name="P37">Top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meta" style:display-name="hljs-meta" style:family="text" style:parent-style-name="DefaultParagraphFont"/>
    <style:style style:name="hljs-keyword" style:display-name="hljs-keyword" style:family="text" style:parent-style-name="DefaultParagraphFont"/>
    <style:style style:name="hljs-tag" style:display-name="hljs-tag" style:family="text" style:parent-style-name="DefaultParagraphFont"/>
    <style:style style:name="hljs-name" style:display-name="hljs-name" style:family="text" style:parent-style-name="DefaultParagraphFont"/>
    <style:style style:name="hljs-attr" style:display-name="hljs-attr" style:family="text" style:parent-style-name="DefaultParagraphFont"/>
    <style:style style:name="hljs-string" style:display-name="hljs-string" style:family="text" style:parent-style-name="DefaultParagraphFont"/>
    <style:style style:name="hljs-comment" style:display-name="hljs-comment"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1:01:00Z</meta:creation-date>
    <dc:date>2024-02-09T11:05:00Z</dc:date>
    <meta:template xlink:href="Normal" xlink:type="simple"/>
    <meta:editing-cycles>1</meta:editing-cycles>
    <meta:editing-duration>PT240S</meta:editing-duration>
    <meta:document-statistic meta:page-count="2" meta:paragraph-count="2" meta:word-count="200" meta:character-count="1340" meta:row-count="9" meta:non-whitespace-character-count="1142"/>
  </office:meta>
</office:document-meta>
</file>